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3cm" svg:height="2cm" svg:x="0.3cm" svg:y="0.5cm">
          <text:p text:style-name="P1">PROTOCOL</text:p>
        </draw:rect>
        <draw:rect draw:style-name="gr1" draw:text-style-name="P1" draw:layer="layout" svg:width="5.3cm" svg:height="2cm" svg:x="0.3cm" svg:y="2.5cm">
          <text:p text:style-name="P1">NETWORK</text:p>
        </draw:rect>
        <draw:rect draw:style-name="gr1" draw:text-style-name="P1" draw:layer="layout" svg:width="5.3cm" svg:height="2cm" svg:x="0.3cm" svg:y="4.5cm">
          <text:p text:style-name="P1">TRAFFIC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842cm" fo:page-height="6.6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36M48S</meta:editing-duration>
    <meta:editing-cycles>5</meta:editing-cycles>
    <meta:generator>OpenOffice/4.1.3$Win32 OpenOffice.org_project/413m1$Build-9783</meta:generator>
    <dc:date>2017-07-05T14:18:34.62</dc:date>
    <dc:creator>Pawel Gburzynski</dc:creator>
    <meta:document-statistic meta:object-count="3"/>
  </office:meta>
</office:document-meta>
</file>